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df2940"/>
    </style:style>
    <style:style style:name="P3" style:family="paragraph" style:parent-style-name="Standard">
      <style:text-properties style:font-name="Liberation Serif" officeooo:paragraph-rsid="00df75e2"/>
    </style:style>
    <style:style style:name="P4" style:family="paragraph" style:parent-style-name="Standard">
      <style:text-properties style:font-name="Liberation Serif" officeooo:paragraph-rsid="00dfd03e"/>
    </style:style>
    <style:style style:name="P5" style:family="paragraph" style:parent-style-name="Standard">
      <style:text-properties style:font-name="Liberation Serif" officeooo:paragraph-rsid="00e0e3e1"/>
    </style:style>
    <style:style style:name="P6" style:family="paragraph" style:parent-style-name="Standard">
      <style:text-properties style:font-name="Liberation Serif" officeooo:paragraph-rsid="00e1d40e"/>
    </style:style>
    <style:style style:name="P7" style:family="paragraph" style:parent-style-name="Standard">
      <style:text-properties style:font-name="Liberation Serif" officeooo:paragraph-rsid="00e231ec"/>
    </style:style>
    <style:style style:name="P8" style:family="paragraph" style:parent-style-name="Standard">
      <style:text-properties style:font-name="Liberation Serif" officeooo:paragraph-rsid="00e39368"/>
    </style:style>
    <style:style style:name="P9" style:family="paragraph" style:parent-style-name="Standard">
      <style:text-properties style:font-name="Liberation Serif"/>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dcc503"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df2940"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df75e2"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dfd03e"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e0e3e1"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e1d40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21a9ca"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e231ec"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e39368"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e535ad"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Wetlab - Materials and Methods</text:span></text:span></text:p>
      <text:p text:style-name="P1"><text:span text:style-name="Source_20_Text"><text:span text:style-name="T1">For testing and development of the pipeline the following materials and methods were performed. For the sample preparation protocol see appendix. </text:span></text:span></text:p>
      <text:p text:style-name="P1"><text:span text:style-name="Source_20_Text"><text:span text:style-name="T1"/></text:span></text:p>
      <text:p text:style-name="P1"><text:span text:style-name="Source_20_Text"><text:span text:style-name="T1">### Celltypes</text:span></text:span></text:p>
      <text:p text:style-name="P1"><text:span text:style-name="Source_20_Text"><text:span text:style-name="T1">Macrophages from 12 healthy donors and 12 HIV patients with metabolic syndrome and 12 HIV patients without metabolic syndrome. Cell sorting was performed with FACSAria Fusion (BD Biosciences). </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Protein digestion was performed using trypsin (Promega, Madison, WA) buffered in Triethylammonium bicarbonate buffer (TEAB). Reagents were handled with MANTIS automatic dispenser (Formulatrix, Bedford, MA).</text:span></text:span></text:p>
      <text:p text:style-name="P1"><text:span text:style-name="Source_20_Text"><text:span text:style-name="T1"/></text:span></text:p>
      <text:p text:style-name="P1"><text:span text:style-name="Source_20_Text"><text:span text:style-name="T1">### Labeling</text:span></text:span></text:p>
      <text:p text:style-name="P1"><text:span text:style-name="Source_20_Text"><text:span text:style-name="T1">Samples of test dataset were labeled with 12-plex TMTpro (Thermo Fisher) in anhydrous acetonitril (ACN) solution.</text:span></text:span></text:p>
      <text:p text:style-name="P1"><text:span text:style-name="Source_20_Text"><text:span text:style-name="T1"/></text:span></text:p>
      <text:p text:style-name="P1"><text:span text:style-name="Source_20_Text"><text:span text:style-name="T1">### Pooling</text:span></text:span></text:p>
      <text:p text:style-name="P1"><text:span text:style-name="Source_20_Text"><text:span text:style-name="T1">Carrier proteome was added to the 36 TMTpro sets before pooling sample types for each of the 36 MS-runs.</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In order to separate peptides according to their chemical properties, size or species a liquid chromatography (LC) is recommended before ionization. For the reference data used for developing the pipeline the following intrumentation was used. </text:span></text:span></text:p>
      <text:p text:style-name="P1"><text:span text:style-name="Source_20_Text"><text:span text:style-name="T1">EASY-Spray™ HPLC column, ES802A, 2 $\mu$m × 75 $\mu$m ID × 250 mm (ThermoFisher Scientific)</text:span></text:span></text:p>
      <text:p text:style-name="P1"><text:span text:style-name="Source_20_Text"><text:span text:style-name="T1">Acclaim PepMap trap column, 2 $\mu$m × 75 $\mu$m ID × 2 cm (ThermoFisher Scientific)</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For the reference data ESI ionization was used.</text:span></text:span></text:p>
      <text:p text:style-name="P1"><text:span text:style-name="Source_20_Text"><text:span text:style-name="T1"/></text:span></text:p>
      <text:p text:style-name="P1"><text:span text:style-name="Source_20_Text"><text:span text:style-name="T1">### Mass spectrometer</text:span></text:span></text:p>
      <text:p text:style-name="P1"><text:span text:style-name="Source_20_Text"><text:span text:style-name="T1">For the reference data used for developing the pipeline an Orbitrap™ Fusion™ Lumos™ tribrid mass spectrometer (ThermoFisher Scientific) was used. The instrumentation uses two subsequent runs in the analyzer (=Orbitrap) to increase mass accuracy.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mputational methods</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Data-acquisition and raw-file analysis</text:span></text:span></text:p>
      <text:p text:style-name="P1"><text:span text:style-name="Source_20_Text"><text:span text:style-name="T1">For the data-acquisition Thermo Fisher acquisition software was used.</text:span></text:span></text:p>
      <text:p text:style-name="P1"><text:span text:style-name="Source_20_Text"><text:span text:style-name="T1">Raw-file analysis of the data was done with <text:s/>MaxQuantCmd 2.2.0.0 \citep{Cox2008}.</text:span></text:span></text:p>
      <text:p text:style-name="P1"><text:span text:style-name="Source_20_Text"><text:span text:style-name="T1">The default settings were used. TMTpro labels were corrected according to the isotopical distribution of the Lot-number provided by Thermo Fisher.</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Further analysis is done with R and respective packages such as bioconductor. Please find version info in the appendix.</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oft-page-break/><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oft-page-break/><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oft-page-break/><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oft-page-break/><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oft-page-break/><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oft-page-break/><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oft-page-break/><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was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were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wer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text:span></text:span><text:soft-page-break/><text:span text:style-name="Source_20_Text"><text:span text:style-name="T1">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oft-page-break/><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text:span></text:span><text:soft-page-break/><text:span text:style-name="Source_20_Text"><text:span text:style-name="T1">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text:span></text:span><text:soft-page-break/><text:span text:style-name="Source_20_Text"><text:span text:style-name="T1">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oft-page-break/><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oft-page-break/><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ext:span></text:span><text:soft-page-break/><text:span text:style-name="Source_20_Text"><text:span text:style-name="T1">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oft-page-break/><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representation (ORA = over-representation analysis)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1"><text:span text:style-name="Source_20_Text"><text:span text:style-name="T1">Here D denotes either for the background distribution which can be the total number of proteins obtained in our experiment, all proteins with annotation or a custom selected background. The background indicates </text:span></text:span><text:soft-page-break/><text:span text:style-name="Source_20_Text"><text:span text:style-name="T1">all proteins which could be positive tested for in our observed sample. The above mentioned three options are implemented in the user interface.</text:span></text:span></text:p>
      <text:p text:style-name="P1"><text:span text:style-name="Source_20_Text"><text:span text:style-name="T1">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 </text:span></text:span></text:p>
      <text:p text:style-name="P1"><text:span text:style-name="Source_20_Text"><text:span text:style-name="T1">Once the enriched protein pathways are determined, they can be visually represented using bar or dotplots, and a network of the found pathways. In the network ontologies are depicted as nodes, whereas edges show the strength of the interaction by thickness corresponding to the number of associated proteins. </text:span></text:span></text:p>
      <text:p text:style-name="P1"><text:span text:style-name="Source_20_Text"><text:span text:style-name="T1"/></text:span></text:p>
      <text:p text:style-name="P1"><text:span text:style-name="Source_20_Text"><text:span text:style-name="T1">##### Pathway based protein enrichment analysis</text:span></text:span></text:p>
      <text:p text:style-name="P1"><text:span text:style-name="Source_20_Text"><text:span text:style-name="T1">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text:span></text:span></text:p>
      <text:p text:style-name="P1"><text:span text:style-name="Source_20_Text"><text:span text:style-name="T1"/></text:span></text:p>
      <text:p text:style-name="P1"><text:span text:style-name="Source_20_Text"><text:span text:style-name="T1">##### Custom ontology based protein enrichment analysis</text:span></text:span></text:p>
      <text:p text:style-name="P1"><text:span text:style-name="Source_20_Text"><text:span text:style-name="T1">For custom ontologies the protein enrichment analysis is done using the R bioconductor package piano \citep{Vaeremo2013}. In opposite to the pathway enrichment, piano maps proteins to a pre-selected gene collection set, which can be either downloaded from gsea-msigdb.org or custom made for the particular experiment and explains conditions, phenotype or other desired properties.</text:span></text:span></text:p>
      <text:p text:style-name="P1"><text:span text:style-name="Source_20_Text"><text:span text:style-name="T1">For statistical testing the above explained Fisher exact test is used.</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15T17:55:42.391446929</dc:date>
    <meta:editing-duration>P1DT16H51M58S</meta:editing-duration>
    <meta:editing-cycles>51</meta:editing-cycles>
    <meta:document-statistic meta:table-count="0" meta:image-count="0" meta:object-count="0" meta:page-count="19" meta:paragraph-count="528" meta:word-count="7610" meta:character-count="58290" meta:non-whitespace-character-count="47332"/>
  </office:meta>
</office:document-meta>
</file>